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213cm"/>
    </style:style>
    <style:style style:name="co3" style:family="table-column">
      <style:table-column-properties fo:break-before="auto" style:column-width="2.5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 office:value-type="string">
            <text:p>Threads</text:p>
          </table:table-cell>
          <table:table-cell office:value-type="string">
            <text:p>Work</text:p>
          </table:table-cell>
          <table:table-cell office:value-type="string">
            <text:p>Speed Up</text:p>
          </table:table-cell>
          <table:table-cell office:value-type="string">
            <text:p>Efficiency</text:p>
          </table:table-cell>
          <table:table-cell office:value-type="string">
            <text:p>KF</text:p>
          </table:table-cell>
          <table:table-cell table:number-columns-repeated="2"/>
          <table:table-cell table:style-name="ce1" office:value-type="string">
            <text:p>10.000000 20 0.694879 0.069488 1.487889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.980228">
            <text:p>0.980228</text:p>
          </table:table-cell>
          <table:table-cell table:style-name="ce1" office:value-type="float" office:value="0.490114">
            <text:p>0.490114</text:p>
          </table:table-cell>
          <table:table-cell office:value-type="float" office:value="1.040341">
            <text:p>1.040341</text:p>
          </table:table-cell>
          <table:table-cell table:number-columns-repeated="2"/>
          <table:table-cell table:style-name="ce1" office:value-type="string">
            <text:p>10.000000 50 3.098292 0.309829 0.247509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.768825">
            <text:p>1.768825</text:p>
          </table:table-cell>
          <table:table-cell office:value-type="float" office:value="0.884412">
            <text:p>0.884412</text:p>
          </table:table-cell>
          <table:table-cell office:value-type="float" office:value="0.130694">
            <text:p>0.130694</text:p>
          </table:table-cell>
          <table:table-cell table:number-columns-repeated="2"/>
          <table:table-cell table:style-name="ce1" office:value-type="string">
            <text:p>10.000000 100 6.501063 0.650106 0.059801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.941096">
            <text:p>1.941096</text:p>
          </table:table-cell>
          <table:table-cell office:value-type="float" office:value="0.970548">
            <text:p>0.970548</text:p>
          </table:table-cell>
          <table:table-cell office:value-type="float" office:value="0.030346">
            <text:p>0.030346</text:p>
          </table:table-cell>
          <table:table-cell table:number-columns-repeated="2"/>
          <table:table-cell table:style-name="ce1" office:value-type="string">
            <text:p>10.000000 200 8.708908 0.870891 0.016472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1.982569">
            <text:p>1.982569</text:p>
          </table:table-cell>
          <table:table-cell office:value-type="float" office:value="0.991285">
            <text:p>0.991285</text:p>
          </table:table-cell>
          <table:table-cell office:value-type="float" office:value="0.008792">
            <text:p>0.008792</text:p>
          </table:table-cell>
          <table:table-cell table:number-columns-repeated="2"/>
          <table:table-cell table:style-name="ce1" office:value-type="string">
            <text:p>10.000000 500 9.553624 0.955362 0.005191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.996034">
            <text:p>1.996034</text:p>
          </table:table-cell>
          <table:table-cell office:value-type="float" office:value="0.998017">
            <text:p>0.998017</text:p>
          </table:table-cell>
          <table:table-cell office:value-type="float" office:value="0.001987">
            <text:p>0.001987</text:p>
          </table:table-cell>
          <table:table-cell table:number-columns-repeated="2"/>
          <table:table-cell table:style-name="ce1" office:value-type="string">
            <text:p>10.000000 750 9.720951 0.972095 0.003190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0">
            <text:p>750</text:p>
          </table:table-cell>
          <table:table-cell office:value-type="float" office:value="1.995319">
            <text:p>1.995319</text:p>
          </table:table-cell>
          <table:table-cell office:value-type="float" office:value="0.997659">
            <text:p>0.997659</text:p>
          </table:table-cell>
          <table:table-cell office:value-type="float" office:value="0.002346">
            <text:p>0.002346</text:p>
          </table:table-cell>
          <table:table-cell table:number-columns-repeated="2"/>
          <table:table-cell table:style-name="ce1" office:value-type="string">
            <text:p>10.000000 1000 9.793517 0.979352 0.002343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1.997986">
            <text:p>1.997986</text:p>
          </table:table-cell>
          <table:table-cell office:value-type="float" office:value="0.998993">
            <text:p>0.998993</text:p>
          </table:table-cell>
          <table:table-cell office:value-type="float" office:value="0.001008">
            <text:p>0.001008</text:p>
          </table:table-cell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.94019">
            <text:p>0.94019</text:p>
          </table:table-cell>
          <table:table-cell office:value-type="float" office:value="0.188038">
            <text:p>0.188038</text:p>
          </table:table-cell>
          <table:table-cell office:value-type="float" office:value="1.079519">
            <text:p>1.079519</text:p>
          </table:table-cell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.006113">
            <text:p>3.006113</text:p>
          </table:table-cell>
          <table:table-cell office:value-type="float" office:value="0.601223">
            <text:p>0.601223</text:p>
          </table:table-cell>
          <table:table-cell office:value-type="float" office:value="0.165819">
            <text:p>0.165819</text:p>
          </table:table-cell>
          <table:table-cell table:number-columns-repeated="2"/>
          <table:table-cell table:style-name="ce1" office:value-type="string">
            <text:p>3.000000 20 1.042037 0.347346 0.939488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4.359131">
            <text:p>4.359131</text:p>
          </table:table-cell>
          <table:table-cell office:value-type="float" office:value="0.871826">
            <text:p>0.871826</text:p>
          </table:table-cell>
          <table:table-cell office:value-type="float" office:value="0.036754">
            <text:p>0.036754</text:p>
          </table:table-cell>
          <table:table-cell table:number-columns-repeated="2"/>
          <table:table-cell table:style-name="ce1" office:value-type="string">
            <text:p>3.000000 50 2.389891 0.796630 0.127644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4.744782">
            <text:p>4.744782</text:p>
          </table:table-cell>
          <table:table-cell office:value-type="float" office:value="0.948956">
            <text:p>0.948956</text:p>
          </table:table-cell>
          <table:table-cell office:value-type="float" office:value="0.013447">
            <text:p>0.013447</text:p>
          </table:table-cell>
          <table:table-cell table:number-columns-repeated="2"/>
          <table:table-cell table:style-name="ce1" office:value-type="string">
            <text:p>3.000000 100 2.807573 0.935858 0.034269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4.878392">
            <text:p>4.878392</text:p>
          </table:table-cell>
          <table:table-cell office:value-type="float" office:value="0.975678">
            <text:p>0.975678</text:p>
          </table:table-cell>
          <table:table-cell office:value-type="float" office:value="0.006232">
            <text:p>0.006232</text:p>
          </table:table-cell>
          <table:table-cell table:number-columns-repeated="2"/>
          <table:table-cell table:style-name="ce1" office:value-type="string">
            <text:p>3.000000 200 2.924907 0.974969 0.012837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0">
            <text:p>750</text:p>
          </table:table-cell>
          <table:table-cell office:value-type="float" office:value="4.909778">
            <text:p>4.909778</text:p>
          </table:table-cell>
          <table:table-cell office:value-type="float" office:value="0.981956">
            <text:p>0.981956</text:p>
          </table:table-cell>
          <table:table-cell office:value-type="float" office:value="0.004594">
            <text:p>0.004594</text:p>
          </table:table-cell>
          <table:table-cell table:number-columns-repeated="2"/>
          <table:table-cell table:style-name="ce1" office:value-type="string">
            <text:p>3.000000 500 2.949405 0.983135 0.008577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4.925442">
            <text:p>4.925442</text:p>
          </table:table-cell>
          <table:table-cell office:value-type="float" office:value="0.985088">
            <text:p>0.985088</text:p>
          </table:table-cell>
          <table:table-cell office:value-type="float" office:value="0.003784">
            <text:p>0.003784</text:p>
          </table:table-cell>
          <table:table-cell table:number-columns-repeated="2"/>
          <table:table-cell table:style-name="ce1" office:value-type="string">
            <text:p>3.000000 750 2.960562 0.986854 0.006661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.501556">
            <text:p>0.501556</text:p>
          </table:table-cell>
          <table:table-cell office:value-type="float" office:value="0.031347">
            <text:p>0.031347</text:p>
          </table:table-cell>
          <table:table-cell office:value-type="float" office:value="2.060047">
            <text:p>2.060047</text:p>
          </table:table-cell>
          <table:table-cell table:number-columns-repeated="2"/>
          <table:table-cell table:style-name="ce1" office:value-type="string">
            <text:p>3.000000 1000 2.965346 0.988449 0.005843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2.55815">
            <text:p>2.55815</text:p>
          </table:table-cell>
          <table:table-cell office:value-type="float" office:value="0.159884">
            <text:p>0.159884</text:p>
          </table:table-cell>
          <table:table-cell office:value-type="float" office:value="0.350301">
            <text:p>0.350301</text:p>
          </table:table-cell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6.661293">
            <text:p>6.661293</text:p>
          </table:table-cell>
          <table:table-cell office:value-type="float" office:value="0.416331">
            <text:p>0.416331</text:p>
          </table:table-cell>
          <table:table-cell office:value-type="float" office:value="0.093462">
            <text:p>0.093462</text:p>
          </table:table-cell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12.055881">
            <text:p>12.055881</text:p>
          </table:table-cell>
          <table:table-cell office:value-type="float" office:value="0.753493">
            <text:p>0.753493</text:p>
          </table:table-cell>
          <table:table-cell office:value-type="float" office:value="0.02181">
            <text:p>0.02181</text:p>
          </table:table-cell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float" office:value="14.025013">
            <text:p>14.025013</text:p>
          </table:table-cell>
          <table:table-cell office:value-type="float" office:value="0.876563">
            <text:p>0.876563</text:p>
          </table:table-cell>
          <table:table-cell office:value-type="float" office:value="0.009388">
            <text:p>0.009388</text:p>
          </table:table-cell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0">
            <text:p>750</text:p>
          </table:table-cell>
          <table:table-cell office:value-type="float" office:value="15.274936">
            <text:p>15.274936</text:p>
          </table:table-cell>
          <table:table-cell office:value-type="float" office:value="0.954683">
            <text:p>0.954683</text:p>
          </table:table-cell>
          <table:table-cell office:value-type="float" office:value="0.003165">
            <text:p>0.003165</text:p>
          </table:table-cell>
          <table:table-cell table:number-columns-repeated="4"/>
          <table:table-cell table:style-name="ce1"/>
          <table:table-cell table:number-columns-repeated="7"/>
          <table:table-cell>
            <draw:frame table:end-cell-address="Sheet1.Y46" table:end-x="0.349cm" table:end-y="0.106cm" draw:z-index="0" draw:style-name="gr1" draw:text-style-name="P1" svg:width="15.973cm" svg:height="8.979cm" svg:x="0.183cm" svg:y="0.16cm">
              <draw:object draw:notify-on-update-of-ranges="Sheet1.H39:Sheet1.H39 Sheet1.H40:Sheet1.H45 Sheet1.I39:Sheet1.I39 Sheet1.I40:Sheet1.I45 Sheet1.J39:Sheet1.J39 Sheet1.J40:Sheet1.J45 Sheet1.K39:Sheet1.K39 Sheet1.K40:Sheet1.K45 Sheet1.L39:Sheet1.L39 Sheet1.L40:Sheet1.L45 Sheet1.M39:Sheet1.M39 Sheet1.M40:Sheet1.M45 Sheet1.N39:Sheet1.N39 Sheet1.N40:Sheet1.N45 Sheet1.O39:Sheet1.O39 Sheet1.O40:Sheet1.O4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15.532927">
            <text:p>15.532927</text:p>
          </table:table-cell>
          <table:table-cell office:value-type="float" office:value="0.970808">
            <text:p>0.970808</text:p>
          </table:table-cell>
          <table:table-cell office:value-type="float" office:value="0.002005">
            <text:p>0.002005</text:p>
          </table:table-cell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0.323625">
            <text:p>0.323625</text:p>
          </table:table-cell>
          <table:table-cell office:value-type="float" office:value="0.010113">
            <text:p>0.010113</text:p>
          </table:table-cell>
          <table:table-cell office:value-type="float" office:value="3.157411">
            <text:p>3.157411</text:p>
          </table:table-cell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1.924007">
            <text:p>1.924007</text:p>
          </table:table-cell>
          <table:table-cell office:value-type="float" office:value="0.060125">
            <text:p>0.060125</text:p>
          </table:table-cell>
          <table:table-cell office:value-type="float" office:value="0.504257">
            <text:p>0.504257</text:p>
          </table:table-cell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3.401954">
            <text:p>3.401954</text:p>
          </table:table-cell>
          <table:table-cell office:value-type="float" office:value="0.106311">
            <text:p>0.106311</text:p>
          </table:table-cell>
          <table:table-cell office:value-type="float" office:value="0.271173">
            <text:p>0.271173</text:p>
          </table:table-cell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8.958942">
            <text:p>8.958942</text:p>
          </table:table-cell>
          <table:table-cell office:value-type="float" office:value="0.279967">
            <text:p>0.279967</text:p>
          </table:table-cell>
          <table:table-cell office:value-type="float" office:value="0.082963">
            <text:p>0.082963</text:p>
          </table:table-cell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0">
            <text:p>500</text:p>
          </table:table-cell>
          <table:table-cell office:value-type="float" office:value="15.827345">
            <text:p>15.827345</text:p>
          </table:table-cell>
          <table:table-cell office:value-type="float" office:value="0.494605">
            <text:p>0.494605</text:p>
          </table:table-cell>
          <table:table-cell office:value-type="float" office:value="0.032962">
            <text:p>0.032962</text:p>
          </table:table-cell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50">
            <text:p>750</text:p>
          </table:table-cell>
          <table:table-cell office:value-type="float" office:value="18.009448">
            <text:p>18.009448</text:p>
          </table:table-cell>
          <table:table-cell office:value-type="float" office:value="0.562795">
            <text:p>0.562795</text:p>
          </table:table-cell>
          <table:table-cell office:value-type="float" office:value="0.02506">
            <text:p>0.02506</text:p>
          </table:table-cell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18.794723">
            <text:p>18.794723</text:p>
          </table:table-cell>
          <table:table-cell office:value-type="float" office:value="0.587335">
            <text:p>0.587335</text:p>
          </table:table-cell>
          <table:table-cell office:value-type="float" office:value="0.022665">
            <text:p>0.022665</text:p>
          </table:table-cell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.980228">
            <text:p>0.980228</text:p>
          </table:table-cell>
          <table:table-cell table:style-name="ce1" office:value-type="float" office:value="0.490114">
            <text:p>0.490114</text:p>
          </table:table-cell>
          <table:table-cell office:value-type="float" office:value="1.040341">
            <text:p>1.040341</text:p>
          </table:table-cell>
          <table:table-cell table:number-columns-repeated="13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.042037">
            <text:p>1.042037</text:p>
          </table:table-cell>
          <table:table-cell table:style-name="ce1" office:value-type="float" office:value="0.347346">
            <text:p>0.347346</text:p>
          </table:table-cell>
          <table:table-cell office:value-type="float" office:value="0.939488">
            <text:p>0.939488</text:p>
          </table:table-cell>
          <table:table-cell table:number-columns-repeated="2"/>
          <table:table-cell/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.94019">
            <text:p>0.94019</text:p>
          </table:table-cell>
          <table:table-cell office:value-type="float" office:value="0.188038">
            <text:p>0.188038</text:p>
          </table:table-cell>
          <table:table-cell office:value-type="float" office:value="1.079519">
            <text:p>1.079519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" office:value-type="float" office:value="0.980228">
            <text:p>0.980228</text:p>
          </table:table-cell>
          <table:table-cell office:value-type="float" office:value="1.768825">
            <text:p>1.768825</text:p>
          </table:table-cell>
          <table:table-cell office:value-type="float" office:value="1.941096">
            <text:p>1.941096</text:p>
          </table:table-cell>
          <table:table-cell office:value-type="float" office:value="1.982569">
            <text:p>1.982569</text:p>
          </table:table-cell>
          <table:table-cell office:value-type="float" office:value="1.996034">
            <text:p>1.996034</text:p>
          </table:table-cell>
          <table:table-cell office:value-type="float" office:value="1.995319">
            <text:p>1.995319</text:p>
          </table:table-cell>
          <table:table-cell office:value-type="float" office:value="1.997986">
            <text:p>1.99798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.694879">
            <text:p>0.694879</text:p>
          </table:table-cell>
          <table:table-cell office:value-type="float" office:value="0.069488">
            <text:p>0.069488</text:p>
          </table:table-cell>
          <table:table-cell office:value-type="float" office:value="1.487889">
            <text:p>1.487889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" office:value-type="float" office:value="1.042037">
            <text:p>1.042037</text:p>
          </table:table-cell>
          <table:table-cell office:value-type="float" office:value="2.389891">
            <text:p>2.389891</text:p>
          </table:table-cell>
          <table:table-cell office:value-type="float" office:value="2.807573">
            <text:p>2.807573</text:p>
          </table:table-cell>
          <table:table-cell office:value-type="float" office:value="2.924907">
            <text:p>2.924907</text:p>
          </table:table-cell>
          <table:table-cell office:value-type="float" office:value="2.949405">
            <text:p>2.949405</text:p>
          </table:table-cell>
          <table:table-cell office:value-type="float" office:value="2.960562">
            <text:p>2.960562</text:p>
          </table:table-cell>
          <table:table-cell office:value-type="float" office:value="2.965346">
            <text:p>2.96534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.501556">
            <text:p>0.501556</text:p>
          </table:table-cell>
          <table:table-cell office:value-type="float" office:value="0.031347">
            <text:p>0.031347</text:p>
          </table:table-cell>
          <table:table-cell office:value-type="float" office:value="2.060047">
            <text:p>2.06004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94019">
            <text:p>0.94019</text:p>
          </table:table-cell>
          <table:table-cell office:value-type="float" office:value="3.006113">
            <text:p>3.006113</text:p>
          </table:table-cell>
          <table:table-cell office:value-type="float" office:value="4.359131">
            <text:p>4.359131</text:p>
          </table:table-cell>
          <table:table-cell office:value-type="float" office:value="4.744782">
            <text:p>4.744782</text:p>
          </table:table-cell>
          <table:table-cell office:value-type="float" office:value="4.878392">
            <text:p>4.878392</text:p>
          </table:table-cell>
          <table:table-cell office:value-type="float" office:value="4.909778">
            <text:p>4.909778</text:p>
          </table:table-cell>
          <table:table-cell office:value-type="float" office:value="4.925442">
            <text:p>4.925442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.694879">
            <text:p>0.694879</text:p>
          </table:table-cell>
          <table:table-cell office:value-type="float" office:value="0.069488">
            <text:p>0.069488</text:p>
          </table:table-cell>
          <table:table-cell office:value-type="float" office:value="1.487889">
            <text:p>1.48788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694879">
            <text:p>0.694879</text:p>
          </table:table-cell>
          <table:table-cell office:value-type="float" office:value="3.098292">
            <text:p>3.098292</text:p>
          </table:table-cell>
          <table:table-cell office:value-type="float" office:value="6.501063">
            <text:p>6.501063</text:p>
          </table:table-cell>
          <table:table-cell office:value-type="float" office:value="8.708908">
            <text:p>8.708908</text:p>
          </table:table-cell>
          <table:table-cell office:value-type="float" office:value="9.553624">
            <text:p>9.553624</text:p>
          </table:table-cell>
          <table:table-cell office:value-type="float" office:value="9.720951">
            <text:p>9.720951</text:p>
          </table:table-cell>
          <table:table-cell office:value-type="float" office:value="9.793517">
            <text:p>9.79351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0.323625">
            <text:p>0.323625</text:p>
          </table:table-cell>
          <table:table-cell office:value-type="float" office:value="0.010113">
            <text:p>0.010113</text:p>
          </table:table-cell>
          <table:table-cell office:value-type="float" office:value="3.157411">
            <text:p>3.157411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.501556">
            <text:p>0.501556</text:p>
          </table:table-cell>
          <table:table-cell office:value-type="float" office:value="2.55815">
            <text:p>2.55815</text:p>
          </table:table-cell>
          <table:table-cell office:value-type="float" office:value="6.661293">
            <text:p>6.661293</text:p>
          </table:table-cell>
          <table:table-cell office:value-type="float" office:value="12.055881">
            <text:p>12.055881</text:p>
          </table:table-cell>
          <table:table-cell office:value-type="float" office:value="14.025013">
            <text:p>14.025013</text:p>
          </table:table-cell>
          <table:table-cell office:value-type="float" office:value="15.274936">
            <text:p>15.274936</text:p>
          </table:table-cell>
          <table:table-cell office:value-type="float" office:value="15.532927">
            <text:p>15.53292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2">
            <text:p>32</text:p>
          </table:table-cell>
          <table:table-cell office:value-type="float" office:value="0.323625">
            <text:p>0.323625</text:p>
          </table:table-cell>
          <table:table-cell office:value-type="float" office:value="1.924007">
            <text:p>1.924007</text:p>
          </table:table-cell>
          <table:table-cell office:value-type="float" office:value="3.401954">
            <text:p>3.401954</text:p>
          </table:table-cell>
          <table:table-cell office:value-type="float" office:value="8.958942">
            <text:p>8.958942</text:p>
          </table:table-cell>
          <table:table-cell office:value-type="float" office:value="15.827345">
            <text:p>15.827345</text:p>
          </table:table-cell>
          <table:table-cell office:value-type="float" office:value="18.009448">
            <text:p>18.009448</text:p>
          </table:table-cell>
          <table:table-cell office:value-type="float" office:value="18.794723">
            <text:p>18.794723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.768825">
            <text:p>1.768825</text:p>
          </table:table-cell>
          <table:table-cell office:value-type="float" office:value="0.884412">
            <text:p>0.884412</text:p>
          </table:table-cell>
          <table:table-cell office:value-type="float" office:value="0.130694">
            <text:p>0.130694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.389891">
            <text:p>2.389891</text:p>
          </table:table-cell>
          <table:table-cell office:value-type="float" office:value="0.79663">
            <text:p>0.79663</text:p>
          </table:table-cell>
          <table:table-cell office:value-type="float" office:value="0.127644">
            <text:p>0.127644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.006113">
            <text:p>3.006113</text:p>
          </table:table-cell>
          <table:table-cell office:value-type="float" office:value="0.601223">
            <text:p>0.601223</text:p>
          </table:table-cell>
          <table:table-cell office:value-type="float" office:value="0.165819">
            <text:p>0.165819</text:p>
          </table:table-cell>
          <table:table-cell table:number-columns-repeated="12"/>
          <table:table-cell>
            <draw:frame table:end-cell-address="Sheet1.Y69" table:end-x="0.322cm" table:end-y="0.327cm" draw:z-index="1" draw:style-name="gr1" draw:text-style-name="P1" svg:width="15.974cm" svg:height="8.979cm" svg:x="0.155cm" svg:y="0.399cm">
              <draw:object draw:notify-on-update-of-ranges="Sheet1.H50:Sheet1.H50 Sheet1.H51:Sheet1.H56 Sheet1.I50:Sheet1.I50 Sheet1.I51:Sheet1.I56 Sheet1.J50:Sheet1.J50 Sheet1.J51:Sheet1.J56 Sheet1.K50:Sheet1.K50 Sheet1.K51:Sheet1.K56 Sheet1.L50:Sheet1.L50 Sheet1.L51:Sheet1.L56 Sheet1.M50:Sheet1.M50 Sheet1.M51:Sheet1.M56 Sheet1.N50:Sheet1.N50 Sheet1.N51:Sheet1.N56 Sheet1.O50:Sheet1.O50 Sheet1.O51:Sheet1.O5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.098292">
            <text:p>3.098292</text:p>
          </table:table-cell>
          <table:table-cell office:value-type="float" office:value="0.309829">
            <text:p>0.309829</text:p>
          </table:table-cell>
          <table:table-cell office:value-type="float" office:value="0.247509">
            <text:p>0.247509</text:p>
          </table:table-cell>
          <table:table-cell table:number-columns-repeated="2"/>
          <table:table-cell/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2.55815">
            <text:p>2.55815</text:p>
          </table:table-cell>
          <table:table-cell office:value-type="float" office:value="0.159884">
            <text:p>0.159884</text:p>
          </table:table-cell>
          <table:table-cell office:value-type="float" office:value="0.350301">
            <text:p>0.3503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" office:value-type="float" office:value="0.490114">
            <text:p>0.490114</text:p>
          </table:table-cell>
          <table:table-cell office:value-type="float" office:value="0.884412">
            <text:p>0.884412</text:p>
          </table:table-cell>
          <table:table-cell office:value-type="float" office:value="0.970548">
            <text:p>0.970548</text:p>
          </table:table-cell>
          <table:table-cell office:value-type="float" office:value="0.991285">
            <text:p>0.991285</text:p>
          </table:table-cell>
          <table:table-cell office:value-type="float" office:value="0.998017">
            <text:p>0.998017</text:p>
          </table:table-cell>
          <table:table-cell office:value-type="float" office:value="0.997659">
            <text:p>0.997659</text:p>
          </table:table-cell>
          <table:table-cell office:value-type="float" office:value="0.998993">
            <text:p>0.99899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style-name="ce1" office:value-type="float" office:value="0.347346">
            <text:p>0.347346</text:p>
          </table:table-cell>
          <table:table-cell office:value-type="float" office:value="0.79663">
            <text:p>0.79663</text:p>
          </table:table-cell>
          <table:table-cell office:value-type="float" office:value="0.935858">
            <text:p>0.935858</text:p>
          </table:table-cell>
          <table:table-cell table:number-columns-repeated="2" office:value-type="float" office:value="0.974969">
            <text:p>0.974969</text:p>
          </table:table-cell>
          <table:table-cell office:value-type="float" office:value="0.986854">
            <text:p>0.986854</text:p>
          </table:table-cell>
          <table:table-cell office:value-type="float" office:value="0.988449">
            <text:p>0.988449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1.924007">
            <text:p>1.924007</text:p>
          </table:table-cell>
          <table:table-cell office:value-type="float" office:value="0.060125">
            <text:p>0.060125</text:p>
          </table:table-cell>
          <table:table-cell office:value-type="float" office:value="0.504257">
            <text:p>0.50425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188038">
            <text:p>0.188038</text:p>
          </table:table-cell>
          <table:table-cell office:value-type="float" office:value="0.601223">
            <text:p>0.601223</text:p>
          </table:table-cell>
          <table:table-cell office:value-type="float" office:value="0.871826">
            <text:p>0.871826</text:p>
          </table:table-cell>
          <table:table-cell office:value-type="float" office:value="0.948956">
            <text:p>0.948956</text:p>
          </table:table-cell>
          <table:table-cell office:value-type="float" office:value="0.975678">
            <text:p>0.975678</text:p>
          </table:table-cell>
          <table:table-cell office:value-type="float" office:value="0.981956">
            <text:p>0.981956</text:p>
          </table:table-cell>
          <table:table-cell office:value-type="float" office:value="0.985088">
            <text:p>0.98508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0.069488">
            <text:p>0.069488</text:p>
          </table:table-cell>
          <table:table-cell office:value-type="float" office:value="0.309829">
            <text:p>0.309829</text:p>
          </table:table-cell>
          <table:table-cell office:value-type="float" office:value="0.650106">
            <text:p>0.650106</text:p>
          </table:table-cell>
          <table:table-cell office:value-type="float" office:value="0.870891">
            <text:p>0.870891</text:p>
          </table:table-cell>
          <table:table-cell office:value-type="float" office:value="0.955362">
            <text:p>0.955362</text:p>
          </table:table-cell>
          <table:table-cell office:value-type="float" office:value="0.972095">
            <text:p>0.972095</text:p>
          </table:table-cell>
          <table:table-cell office:value-type="float" office:value="0.979352">
            <text:p>0.97935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6">
            <text:p>16</text:p>
          </table:table-cell>
          <table:table-cell office:value-type="float" office:value="0.031347">
            <text:p>0.031347</text:p>
          </table:table-cell>
          <table:table-cell office:value-type="float" office:value="0.159884">
            <text:p>0.159884</text:p>
          </table:table-cell>
          <table:table-cell office:value-type="float" office:value="0.416331">
            <text:p>0.416331</text:p>
          </table:table-cell>
          <table:table-cell office:value-type="float" office:value="0.753493">
            <text:p>0.753493</text:p>
          </table:table-cell>
          <table:table-cell office:value-type="float" office:value="0.876563">
            <text:p>0.876563</text:p>
          </table:table-cell>
          <table:table-cell office:value-type="float" office:value="0.954683">
            <text:p>0.954683</text:p>
          </table:table-cell>
          <table:table-cell office:value-type="float" office:value="0.970808">
            <text:p>0.97080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2">
            <text:p>32</text:p>
          </table:table-cell>
          <table:table-cell office:value-type="float" office:value="0.010113">
            <text:p>0.010113</text:p>
          </table:table-cell>
          <table:table-cell office:value-type="float" office:value="0.060125">
            <text:p>0.060125</text:p>
          </table:table-cell>
          <table:table-cell office:value-type="float" office:value="0.106311">
            <text:p>0.106311</text:p>
          </table:table-cell>
          <table:table-cell office:value-type="float" office:value="0.279967">
            <text:p>0.279967</text:p>
          </table:table-cell>
          <table:table-cell office:value-type="float" office:value="0.494605">
            <text:p>0.494605</text:p>
          </table:table-cell>
          <table:table-cell office:value-type="float" office:value="0.562795">
            <text:p>0.562795</text:p>
          </table:table-cell>
          <table:table-cell office:value-type="float" office:value="0.587335">
            <text:p>0.58733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.941096">
            <text:p>1.941096</text:p>
          </table:table-cell>
          <table:table-cell office:value-type="float" office:value="0.970548">
            <text:p>0.970548</text:p>
          </table:table-cell>
          <table:table-cell office:value-type="float" office:value="0.030346">
            <text:p>0.030346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.807573">
            <text:p>2.807573</text:p>
          </table:table-cell>
          <table:table-cell office:value-type="float" office:value="0.935858">
            <text:p>0.935858</text:p>
          </table:table-cell>
          <table:table-cell office:value-type="float" office:value="0.034269">
            <text:p>0.03426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4.359131">
            <text:p>4.359131</text:p>
          </table:table-cell>
          <table:table-cell office:value-type="float" office:value="0.871826">
            <text:p>0.871826</text:p>
          </table:table-cell>
          <table:table-cell office:value-type="float" office:value="0.036754">
            <text:p>0.036754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6.501063">
            <text:p>6.501063</text:p>
          </table:table-cell>
          <table:table-cell office:value-type="float" office:value="0.650106">
            <text:p>0.650106</text:p>
          </table:table-cell>
          <table:table-cell office:value-type="float" office:value="0.059801">
            <text:p>0.059801</text:p>
          </table:table-cell>
          <table:table-cell table:number-columns-repeated="1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6.661293">
            <text:p>6.661293</text:p>
          </table:table-cell>
          <table:table-cell office:value-type="float" office:value="0.416331">
            <text:p>0.416331</text:p>
          </table:table-cell>
          <table:table-cell office:value-type="float" office:value="0.093462">
            <text:p>0.093462</text:p>
          </table:table-cell>
          <table:table-cell table:number-columns-repeated="2"/>
          <table:table-cell/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3.401954">
            <text:p>3.401954</text:p>
          </table:table-cell>
          <table:table-cell office:value-type="float" office:value="0.106311">
            <text:p>0.106311</text:p>
          </table:table-cell>
          <table:table-cell office:value-type="float" office:value="0.271173">
            <text:p>0.27117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.040341">
            <text:p>1.040341</text:p>
          </table:table-cell>
          <table:table-cell office:value-type="float" office:value="0.130694">
            <text:p>0.130694</text:p>
          </table:table-cell>
          <table:table-cell office:value-type="float" office:value="0.030346">
            <text:p>0.030346</text:p>
          </table:table-cell>
          <table:table-cell office:value-type="float" office:value="0.008792">
            <text:p>0.008792</text:p>
          </table:table-cell>
          <table:table-cell office:value-type="float" office:value="0.001987">
            <text:p>0.001987</text:p>
          </table:table-cell>
          <table:table-cell office:value-type="float" office:value="0.002346">
            <text:p>0.002346</text:p>
          </table:table-cell>
          <table:table-cell office:value-type="float" office:value="0.001008">
            <text:p>0.00100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office:value-type="float" office:value="0.939488">
            <text:p>0.939488</text:p>
          </table:table-cell>
          <table:table-cell office:value-type="float" office:value="0.127644">
            <text:p>0.127644</text:p>
          </table:table-cell>
          <table:table-cell office:value-type="float" office:value="0.034269">
            <text:p>0.034269</text:p>
          </table:table-cell>
          <table:table-cell office:value-type="float" office:value="0.012837">
            <text:p>0.012837</text:p>
          </table:table-cell>
          <table:table-cell office:value-type="float" office:value="0.008577">
            <text:p>0.008577</text:p>
          </table:table-cell>
          <table:table-cell office:value-type="float" office:value="0.006661">
            <text:p>0.006661</text:p>
          </table:table-cell>
          <table:table-cell office:value-type="float" office:value="0.005843">
            <text:p>0.00584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1.079519">
            <text:p>1.079519</text:p>
          </table:table-cell>
          <table:table-cell office:value-type="float" office:value="0.165819">
            <text:p>0.165819</text:p>
          </table:table-cell>
          <table:table-cell office:value-type="float" office:value="0.036754">
            <text:p>0.036754</text:p>
          </table:table-cell>
          <table:table-cell office:value-type="float" office:value="0.013447">
            <text:p>0.013447</text:p>
          </table:table-cell>
          <table:table-cell office:value-type="float" office:value="0.006232">
            <text:p>0.006232</text:p>
          </table:table-cell>
          <table:table-cell office:value-type="float" office:value="0.004594">
            <text:p>0.004594</text:p>
          </table:table-cell>
          <table:table-cell office:value-type="float" office:value="0.003784">
            <text:p>0.00378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1.487889">
            <text:p>1.487889</text:p>
          </table:table-cell>
          <table:table-cell office:value-type="float" office:value="0.247509">
            <text:p>0.247509</text:p>
          </table:table-cell>
          <table:table-cell office:value-type="float" office:value="0.059801">
            <text:p>0.059801</text:p>
          </table:table-cell>
          <table:table-cell office:value-type="float" office:value="0.016472">
            <text:p>0.016472</text:p>
          </table:table-cell>
          <table:table-cell office:value-type="float" office:value="0.005191">
            <text:p>0.005191</text:p>
          </table:table-cell>
          <table:table-cell office:value-type="float" office:value="0.00319">
            <text:p>0.00319</text:p>
          </table:table-cell>
          <table:table-cell office:value-type="float" office:value="0.002343">
            <text:p>0.00234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6">
            <text:p>16</text:p>
          </table:table-cell>
          <table:table-cell office:value-type="float" office:value="2.060047">
            <text:p>2.060047</text:p>
          </table:table-cell>
          <table:table-cell office:value-type="float" office:value="0.350301">
            <text:p>0.350301</text:p>
          </table:table-cell>
          <table:table-cell office:value-type="float" office:value="0.093462">
            <text:p>0.093462</text:p>
          </table:table-cell>
          <table:table-cell office:value-type="float" office:value="0.02181">
            <text:p>0.02181</text:p>
          </table:table-cell>
          <table:table-cell office:value-type="float" office:value="0.009388">
            <text:p>0.009388</text:p>
          </table:table-cell>
          <table:table-cell office:value-type="float" office:value="0.003165">
            <text:p>0.003165</text:p>
          </table:table-cell>
          <table:table-cell office:value-type="float" office:value="0.002005">
            <text:p>0.00200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1.982569">
            <text:p>1.982569</text:p>
          </table:table-cell>
          <table:table-cell office:value-type="float" office:value="0.991285">
            <text:p>0.991285</text:p>
          </table:table-cell>
          <table:table-cell office:value-type="float" office:value="0.008792">
            <text:p>0.008792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3.157411">
            <text:p>3.157411</text:p>
          </table:table-cell>
          <table:table-cell office:value-type="float" office:value="0.504257">
            <text:p>0.504257</text:p>
          </table:table-cell>
          <table:table-cell office:value-type="float" office:value="0.271173">
            <text:p>0.271173</text:p>
          </table:table-cell>
          <table:table-cell office:value-type="float" office:value="0.082963">
            <text:p>0.082963</text:p>
          </table:table-cell>
          <table:table-cell office:value-type="float" office:value="0.032962">
            <text:p>0.032962</text:p>
          </table:table-cell>
          <table:table-cell office:value-type="float" office:value="0.02506">
            <text:p>0.02506</text:p>
          </table:table-cell>
          <table:table-cell office:value-type="float" office:value="0.022665">
            <text:p>0.02266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2.924907">
            <text:p>2.924907</text:p>
          </table:table-cell>
          <table:table-cell office:value-type="float" office:value="0.974969">
            <text:p>0.974969</text:p>
          </table:table-cell>
          <table:table-cell office:value-type="float" office:value="0.012837">
            <text:p>0.012837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4.744782">
            <text:p>4.744782</text:p>
          </table:table-cell>
          <table:table-cell office:value-type="float" office:value="0.948956">
            <text:p>0.948956</text:p>
          </table:table-cell>
          <table:table-cell office:value-type="float" office:value="0.013447">
            <text:p>0.013447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8.708908">
            <text:p>8.708908</text:p>
          </table:table-cell>
          <table:table-cell office:value-type="float" office:value="0.870891">
            <text:p>0.870891</text:p>
          </table:table-cell>
          <table:table-cell office:value-type="float" office:value="0.016472">
            <text:p>0.016472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float" office:value="12.055881">
            <text:p>12.055881</text:p>
          </table:table-cell>
          <table:table-cell office:value-type="float" office:value="0.753493">
            <text:p>0.753493</text:p>
          </table:table-cell>
          <table:table-cell office:value-type="float" office:value="0.02181">
            <text:p>0.02181</text:p>
          </table:table-cell>
          <table:table-cell table:number-columns-repeated="1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8.958942">
            <text:p>8.958942</text:p>
          </table:table-cell>
          <table:table-cell office:value-type="float" office:value="0.279967">
            <text:p>0.279967</text:p>
          </table:table-cell>
          <table:table-cell office:value-type="float" office:value="0.082963">
            <text:p>0.082963</text:p>
          </table:table-cell>
          <table:table-cell table:number-columns-repeated="11"/>
          <table:table-cell>
            <draw:frame table:end-cell-address="Sheet1.X92" table:end-x="2.078cm" table:end-y="0.113cm" draw:z-index="2" draw:style-name="gr1" draw:text-style-name="P1" svg:width="15.974cm" svg:height="8.979cm" svg:x="1.911cm" svg:y="0.167cm">
              <draw:object draw:notify-on-update-of-ranges="Sheet1.H61:Sheet1.H61 Sheet1.H62:Sheet1.H67 Sheet1.I61:Sheet1.I61 Sheet1.I62:Sheet1.I67 Sheet1.J61:Sheet1.J61 Sheet1.J62:Sheet1.J67 Sheet1.K61:Sheet1.K61 Sheet1.K62:Sheet1.K67 Sheet1.L61:Sheet1.L61 Sheet1.L62:Sheet1.L67 Sheet1.M61:Sheet1.M61 Sheet1.M62:Sheet1.M67 Sheet1.N61:Sheet1.N61 Sheet1.N62:Sheet1.N67 Sheet1.O61:Sheet1.O61 Sheet1.O62:Sheet1.O6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9"/>
          <table:table-cell/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float" office:value="0.030346">
            <text:p>0.030346</text:p>
          </table:table-cell>
          <table:table-cell office:value-type="float" office:value="0.008792">
            <text:p>0.008792</text:p>
          </table:table-cell>
          <table:table-cell office:value-type="float" office:value="0.001987">
            <text:p>0.001987</text:p>
          </table:table-cell>
          <table:table-cell office:value-type="float" office:value="0.002346">
            <text:p>0.002346</text:p>
          </table:table-cell>
          <table:table-cell office:value-type="float" office:value="0.001008">
            <text:p>0.00100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.996034">
            <text:p>1.996034</text:p>
          </table:table-cell>
          <table:table-cell office:value-type="float" office:value="0.998017">
            <text:p>0.998017</text:p>
          </table:table-cell>
          <table:table-cell office:value-type="float" office:value="0.001987">
            <text:p>0.001987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0.034269">
            <text:p>0.034269</text:p>
          </table:table-cell>
          <table:table-cell office:value-type="float" office:value="0.012837">
            <text:p>0.012837</text:p>
          </table:table-cell>
          <table:table-cell office:value-type="float" office:value="0.008577">
            <text:p>0.008577</text:p>
          </table:table-cell>
          <table:table-cell office:value-type="float" office:value="0.006661">
            <text:p>0.006661</text:p>
          </table:table-cell>
          <table:table-cell office:value-type="float" office:value="0.005843">
            <text:p>0.00584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.949405">
            <text:p>2.949405</text:p>
          </table:table-cell>
          <table:table-cell office:value-type="float" office:value="0.983135">
            <text:p>0.983135</text:p>
          </table:table-cell>
          <table:table-cell office:value-type="float" office:value="0.008577">
            <text:p>0.008577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0.036754">
            <text:p>0.036754</text:p>
          </table:table-cell>
          <table:table-cell office:value-type="float" office:value="0.013447">
            <text:p>0.013447</text:p>
          </table:table-cell>
          <table:table-cell office:value-type="float" office:value="0.006232">
            <text:p>0.006232</text:p>
          </table:table-cell>
          <table:table-cell office:value-type="float" office:value="0.004594">
            <text:p>0.004594</text:p>
          </table:table-cell>
          <table:table-cell office:value-type="float" office:value="0.003784">
            <text:p>0.00378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4.878392">
            <text:p>4.878392</text:p>
          </table:table-cell>
          <table:table-cell office:value-type="float" office:value="0.975678">
            <text:p>0.975678</text:p>
          </table:table-cell>
          <table:table-cell office:value-type="float" office:value="0.006232">
            <text:p>0.006232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0.059801">
            <text:p>0.059801</text:p>
          </table:table-cell>
          <table:table-cell office:value-type="float" office:value="0.016472">
            <text:p>0.016472</text:p>
          </table:table-cell>
          <table:table-cell office:value-type="float" office:value="0.005191">
            <text:p>0.005191</text:p>
          </table:table-cell>
          <table:table-cell office:value-type="float" office:value="0.00319">
            <text:p>0.00319</text:p>
          </table:table-cell>
          <table:table-cell office:value-type="float" office:value="0.002343">
            <text:p>0.00234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9.553624">
            <text:p>9.553624</text:p>
          </table:table-cell>
          <table:table-cell office:value-type="float" office:value="0.955362">
            <text:p>0.955362</text:p>
          </table:table-cell>
          <table:table-cell office:value-type="float" office:value="0.005191">
            <text:p>0.00519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0.093462">
            <text:p>0.093462</text:p>
          </table:table-cell>
          <table:table-cell office:value-type="float" office:value="0.02181">
            <text:p>0.02181</text:p>
          </table:table-cell>
          <table:table-cell office:value-type="float" office:value="0.009388">
            <text:p>0.009388</text:p>
          </table:table-cell>
          <table:table-cell office:value-type="float" office:value="0.003165">
            <text:p>0.003165</text:p>
          </table:table-cell>
          <table:table-cell office:value-type="float" office:value="0.002005">
            <text:p>0.00200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float" office:value="14.025013">
            <text:p>14.025013</text:p>
          </table:table-cell>
          <table:table-cell office:value-type="float" office:value="0.876563">
            <text:p>0.876563</text:p>
          </table:table-cell>
          <table:table-cell office:value-type="float" office:value="0.009388">
            <text:p>0.009388</text:p>
          </table:table-cell>
          <table:table-cell table:number-columns-repeated="4"/>
          <table:table-cell office:value-type="float" office:value="32">
            <text:p>32</text:p>
          </table:table-cell>
          <table:table-cell office:value-type="float" office:value="0.271173">
            <text:p>0.271173</text:p>
          </table:table-cell>
          <table:table-cell office:value-type="float" office:value="0.082963">
            <text:p>0.082963</text:p>
          </table:table-cell>
          <table:table-cell office:value-type="float" office:value="0.032962">
            <text:p>0.032962</text:p>
          </table:table-cell>
          <table:table-cell office:value-type="float" office:value="0.02506">
            <text:p>0.02506</text:p>
          </table:table-cell>
          <table:table-cell office:value-type="float" office:value="0.022665">
            <text:p>0.022665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0">
            <text:p>500</text:p>
          </table:table-cell>
          <table:table-cell office:value-type="float" office:value="15.827345">
            <text:p>15.827345</text:p>
          </table:table-cell>
          <table:table-cell office:value-type="float" office:value="0.494605">
            <text:p>0.494605</text:p>
          </table:table-cell>
          <table:table-cell office:value-type="float" office:value="0.032962">
            <text:p>0.032962</text:p>
          </table:table-cell>
          <table:table-cell table:number-columns-repeated="4"/>
          <table:table-cell>
            <draw:frame table:end-cell-address="Sheet1.P100" table:end-x="2.238cm" table:end-y="0.067cm" draw:z-index="3" draw:style-name="gr1" draw:text-style-name="P1" svg:width="15.999cm" svg:height="8.999cm" svg:x="0.1cm" svg:y="0.101cm">
              <draw:object draw:notify-on-update-of-ranges="Sheet1.J73:Sheet1.J73 Sheet1.J74:Sheet1.J79 Sheet1.K73:Sheet1.K73 Sheet1.K74:Sheet1.K79 Sheet1.L73:Sheet1.L73 Sheet1.L74:Sheet1.L79 Sheet1.M73:Sheet1.M73 Sheet1.M74:Sheet1.M79 Sheet1.N73:Sheet1.N73 Sheet1.N74:Sheet1.N79 Sheet1.O73:Sheet1.O73 Sheet1.O74:Sheet1.O7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0">
            <text:p>750</text:p>
          </table:table-cell>
          <table:table-cell office:value-type="float" office:value="1.995319">
            <text:p>1.995319</text:p>
          </table:table-cell>
          <table:table-cell office:value-type="float" office:value="0.997659">
            <text:p>0.997659</text:p>
          </table:table-cell>
          <table:table-cell office:value-type="float" office:value="0.002346">
            <text:p>0.002346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0">
            <text:p>750</text:p>
          </table:table-cell>
          <table:table-cell office:value-type="float" office:value="2.960562">
            <text:p>2.960562</text:p>
          </table:table-cell>
          <table:table-cell office:value-type="float" office:value="0.986854">
            <text:p>0.986854</text:p>
          </table:table-cell>
          <table:table-cell office:value-type="float" office:value="0.006661">
            <text:p>0.006661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0">
            <text:p>750</text:p>
          </table:table-cell>
          <table:table-cell office:value-type="float" office:value="4.909778">
            <text:p>4.909778</text:p>
          </table:table-cell>
          <table:table-cell office:value-type="float" office:value="0.981956">
            <text:p>0.981956</text:p>
          </table:table-cell>
          <table:table-cell office:value-type="float" office:value="0.004594">
            <text:p>0.004594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0">
            <text:p>750</text:p>
          </table:table-cell>
          <table:table-cell office:value-type="float" office:value="9.720951">
            <text:p>9.720951</text:p>
          </table:table-cell>
          <table:table-cell office:value-type="float" office:value="0.972095">
            <text:p>0.972095</text:p>
          </table:table-cell>
          <table:table-cell office:value-type="float" office:value="0.00319">
            <text:p>0.00319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0">
            <text:p>750</text:p>
          </table:table-cell>
          <table:table-cell office:value-type="float" office:value="15.274936">
            <text:p>15.274936</text:p>
          </table:table-cell>
          <table:table-cell office:value-type="float" office:value="0.954683">
            <text:p>0.954683</text:p>
          </table:table-cell>
          <table:table-cell office:value-type="float" office:value="0.003165">
            <text:p>0.003165</text:p>
          </table:table-cell>
          <table:table-cell table:number-columns-repeated="1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50">
            <text:p>750</text:p>
          </table:table-cell>
          <table:table-cell office:value-type="float" office:value="18.009448">
            <text:p>18.009448</text:p>
          </table:table-cell>
          <table:table-cell office:value-type="float" office:value="0.562795">
            <text:p>0.562795</text:p>
          </table:table-cell>
          <table:table-cell office:value-type="float" office:value="0.02506">
            <text:p>0.02506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1.997986">
            <text:p>1.997986</text:p>
          </table:table-cell>
          <table:table-cell office:value-type="float" office:value="0.998993">
            <text:p>0.998993</text:p>
          </table:table-cell>
          <table:table-cell office:value-type="float" office:value="0.001008">
            <text:p>0.001008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2.965346">
            <text:p>2.965346</text:p>
          </table:table-cell>
          <table:table-cell office:value-type="float" office:value="0.988449">
            <text:p>0.988449</text:p>
          </table:table-cell>
          <table:table-cell office:value-type="float" office:value="0.005843">
            <text:p>0.005843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4.925442">
            <text:p>4.925442</text:p>
          </table:table-cell>
          <table:table-cell office:value-type="float" office:value="0.985088">
            <text:p>0.985088</text:p>
          </table:table-cell>
          <table:table-cell office:value-type="float" office:value="0.003784">
            <text:p>0.003784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9.793517">
            <text:p>9.793517</text:p>
          </table:table-cell>
          <table:table-cell office:value-type="float" office:value="0.979352">
            <text:p>0.979352</text:p>
          </table:table-cell>
          <table:table-cell office:value-type="float" office:value="0.002343">
            <text:p>0.002343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15.532927">
            <text:p>15.532927</text:p>
          </table:table-cell>
          <table:table-cell office:value-type="float" office:value="0.970808">
            <text:p>0.970808</text:p>
          </table:table-cell>
          <table:table-cell office:value-type="float" office:value="0.002005">
            <text:p>0.002005</text:p>
          </table:table-cell>
          <table:table-cell table:number-columns-repeated="1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18.794723">
            <text:p>18.794723</text:p>
          </table:table-cell>
          <table:table-cell office:value-type="float" office:value="0.587335">
            <text:p>0.587335</text:p>
          </table:table-cell>
          <table:table-cell office:value-type="float" office:value="0.022665">
            <text:p>0.022665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20/11/2016</text:date>, <text:time>13:0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ry Martin</meta:initial-creator>
    <meta:creation-date>2016-11-20T09:30:25.42</meta:creation-date>
    <dc:date>2016-11-20T13:06:52.53</dc:date>
    <dc:creator>Harry Martin</dc:creator>
    <meta:editing-duration>PT3H44S</meta:editing-duration>
    <meta:editing-cycles>50</meta:editing-cycles>
    <meta:generator>OpenOffice/4.1.2$Win32 OpenOffice.org_project/412m3$Build-9782</meta:generator>
    <meta:document-statistic meta:table-count="3" meta:cell-count="58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4cm" svg:height="8.98cm" xlink:href=".." xlink:type="simple" chart:class="chart:line" chart:style-name="ch1">
        <chart:title svg:x="6.951cm" svg:y="0.315cm" chart:style-name="ch2">
          <text:p>Speed Up</text:p>
        </chart:title>
        <chart:legend chart:legend-position="end" svg:x="13.889cm" svg:y="2.606cm" style:legend-expansion="high" chart:style-name="ch3"/>
        <chart:plot-area chart:style-name="ch4" table:cell-range-address="Sheet1.H39:Sheet1.O45" chart:data-source-has-labels="both" svg:x="1.357cm" svg:y="1.631cm" svg:width="11.894cm" svg:height="6.162cm">
          <chartooo:coordinate-region svg:x="1.978cm" svg:y="1.843cm" svg:width="11.086cm" svg:height="5.277cm"/>
          <chart:axis chart:dimension="x" chart:name="primary-x" chart:style-name="ch5" chartooo:axis-type="auto">
            <chartooo:date-scale/>
            <chart:title svg:x="6.215cm" svg:y="7.973cm" chart:style-name="ch6">
              <text:p>No of Threads</text:p>
            </chart:title>
            <chart:categories table:cell-range-address="Sheet1.H40:Sheet1.H45"/>
          </chart:axis>
          <chart:axis chart:dimension="y" chart:name="primary-y" chart:style-name="ch5">
            <chart:title svg:x="0.451cm" svg:y="5.497cm" chart:style-name="ch7">
              <text:p>Speed Up</text:p>
            </chart:title>
            <chart:grid chart:style-name="ch8" chart:class="major"/>
          </chart:axis>
          <chart:series chart:style-name="ch9" chart:values-cell-range-address="Sheet1.I40:Sheet1.I45" chart:label-cell-address="Sheet1.I39:Sheet1.I39" chart:class="chart:line">
            <chart:data-point chart:repeated="6"/>
          </chart:series>
          <chart:series chart:style-name="ch10" chart:values-cell-range-address="Sheet1.J40:Sheet1.J45" chart:label-cell-address="Sheet1.J39:Sheet1.J39" chart:class="chart:line">
            <chart:data-point chart:repeated="6"/>
          </chart:series>
          <chart:series chart:style-name="ch11" chart:values-cell-range-address="Sheet1.K40:Sheet1.K45" chart:label-cell-address="Sheet1.K39:Sheet1.K39" chart:class="chart:line">
            <chart:data-point chart:repeated="6"/>
          </chart:series>
          <chart:series chart:style-name="ch12" chart:values-cell-range-address="Sheet1.L40:Sheet1.L45" chart:label-cell-address="Sheet1.L39:Sheet1.L39" chart:class="chart:line">
            <chart:data-point chart:repeated="6"/>
          </chart:series>
          <chart:series chart:style-name="ch13" chart:values-cell-range-address="Sheet1.M40:Sheet1.M45" chart:label-cell-address="Sheet1.M39:Sheet1.M39" chart:class="chart:line">
            <chart:data-point chart:repeated="6"/>
          </chart:series>
          <chart:series chart:style-name="ch14" chart:values-cell-range-address="Sheet1.N40:Sheet1.N45" chart:label-cell-address="Sheet1.N39:Sheet1.N39" chart:class="chart:line">
            <chart:data-point chart:repeated="6"/>
          </chart:series>
          <chart:series chart:style-name="ch15" chart:values-cell-range-address="Sheet1.O40:Sheet1.O45" chart:label-cell-address="Sheet1.O39:Sheet1.O39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Sheet1.I39:Sheet1.I39</svg:desc>
                </draw:g>
              </table:table-cell>
              <table:table-cell office:value-type="string">
                <text:p>50</text:p>
                <draw:g>
                  <svg:desc>Sheet1.J39:Sheet1.J39</svg:desc>
                </draw:g>
              </table:table-cell>
              <table:table-cell office:value-type="string">
                <text:p>100</text:p>
                <draw:g>
                  <svg:desc>Sheet1.K39:Sheet1.K39</svg:desc>
                </draw:g>
              </table:table-cell>
              <table:table-cell office:value-type="string">
                <text:p>200</text:p>
                <draw:g>
                  <svg:desc>Sheet1.L39:Sheet1.L39</svg:desc>
                </draw:g>
              </table:table-cell>
              <table:table-cell office:value-type="string">
                <text:p>500</text:p>
                <draw:g>
                  <svg:desc>Sheet1.M39:Sheet1.M39</svg:desc>
                </draw:g>
              </table:table-cell>
              <table:table-cell office:value-type="string">
                <text:p>750</text:p>
                <draw:g>
                  <svg:desc>Sheet1.N39:Sheet1.N39</svg:desc>
                </draw:g>
              </table:table-cell>
              <table:table-cell office:value-type="string">
                <text:p>1000</text:p>
                <draw:g>
                  <svg:desc>Sheet1.O39:Sheet1.O3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H40:Sheet1.H45</svg:desc>
                </draw:g>
              </table:table-cell>
              <table:table-cell office:value-type="float" office:value="0.980228">
                <text:p>0.980228</text:p>
                <draw:g>
                  <svg:desc>Sheet1.I40:Sheet1.I45</svg:desc>
                </draw:g>
              </table:table-cell>
              <table:table-cell office:value-type="float" office:value="1.768825">
                <text:p>1.768825</text:p>
                <draw:g>
                  <svg:desc>Sheet1.J40:Sheet1.J45</svg:desc>
                </draw:g>
              </table:table-cell>
              <table:table-cell office:value-type="float" office:value="1.941096">
                <text:p>1.941096</text:p>
                <draw:g>
                  <svg:desc>Sheet1.K40:Sheet1.K45</svg:desc>
                </draw:g>
              </table:table-cell>
              <table:table-cell office:value-type="float" office:value="1.982569">
                <text:p>1.982569</text:p>
                <draw:g>
                  <svg:desc>Sheet1.L40:Sheet1.L45</svg:desc>
                </draw:g>
              </table:table-cell>
              <table:table-cell office:value-type="float" office:value="1.996034">
                <text:p>1.996034</text:p>
                <draw:g>
                  <svg:desc>Sheet1.M40:Sheet1.M45</svg:desc>
                </draw:g>
              </table:table-cell>
              <table:table-cell office:value-type="float" office:value="1.995319">
                <text:p>1.995319</text:p>
                <draw:g>
                  <svg:desc>Sheet1.N40:Sheet1.N45</svg:desc>
                </draw:g>
              </table:table-cell>
              <table:table-cell office:value-type="float" office:value="1.997986">
                <text:p>1.997986</text:p>
                <draw:g>
                  <svg:desc>Sheet1.O40:Sheet1.O4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042037">
                <text:p>1.042037</text:p>
              </table:table-cell>
              <table:table-cell office:value-type="float" office:value="2.389891">
                <text:p>2.389891</text:p>
              </table:table-cell>
              <table:table-cell office:value-type="float" office:value="2.807573">
                <text:p>2.807573</text:p>
              </table:table-cell>
              <table:table-cell office:value-type="float" office:value="2.924907">
                <text:p>2.924907</text:p>
              </table:table-cell>
              <table:table-cell office:value-type="float" office:value="2.949405">
                <text:p>2.949405</text:p>
              </table:table-cell>
              <table:table-cell office:value-type="float" office:value="2.960562">
                <text:p>2.960562</text:p>
              </table:table-cell>
              <table:table-cell office:value-type="float" office:value="2.965346">
                <text:p>2.9653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4019">
                <text:p>0.94019</text:p>
              </table:table-cell>
              <table:table-cell office:value-type="float" office:value="3.006113">
                <text:p>3.006113</text:p>
              </table:table-cell>
              <table:table-cell office:value-type="float" office:value="4.359131">
                <text:p>4.359131</text:p>
              </table:table-cell>
              <table:table-cell office:value-type="float" office:value="4.744782">
                <text:p>4.744782</text:p>
              </table:table-cell>
              <table:table-cell office:value-type="float" office:value="4.878392">
                <text:p>4.878392</text:p>
              </table:table-cell>
              <table:table-cell office:value-type="float" office:value="4.909778">
                <text:p>4.909778</text:p>
              </table:table-cell>
              <table:table-cell office:value-type="float" office:value="4.925442">
                <text:p>4.9254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94879">
                <text:p>0.694879</text:p>
              </table:table-cell>
              <table:table-cell office:value-type="float" office:value="3.098292">
                <text:p>3.098292</text:p>
              </table:table-cell>
              <table:table-cell office:value-type="float" office:value="6.501063">
                <text:p>6.501063</text:p>
              </table:table-cell>
              <table:table-cell office:value-type="float" office:value="8.708908">
                <text:p>8.708908</text:p>
              </table:table-cell>
              <table:table-cell office:value-type="float" office:value="9.553624">
                <text:p>9.553624</text:p>
              </table:table-cell>
              <table:table-cell office:value-type="float" office:value="9.720951">
                <text:p>9.720951</text:p>
              </table:table-cell>
              <table:table-cell office:value-type="float" office:value="9.793517">
                <text:p>9.7935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01556">
                <text:p>0.501556</text:p>
              </table:table-cell>
              <table:table-cell office:value-type="float" office:value="2.55815">
                <text:p>2.55815</text:p>
              </table:table-cell>
              <table:table-cell office:value-type="float" office:value="6.661293">
                <text:p>6.661293</text:p>
              </table:table-cell>
              <table:table-cell office:value-type="float" office:value="12.055881">
                <text:p>12.055881</text:p>
              </table:table-cell>
              <table:table-cell office:value-type="float" office:value="14.025013">
                <text:p>14.025013</text:p>
              </table:table-cell>
              <table:table-cell office:value-type="float" office:value="15.274936">
                <text:p>15.274936</text:p>
              </table:table-cell>
              <table:table-cell office:value-type="float" office:value="15.532927">
                <text:p>15.5329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23625">
                <text:p>0.323625</text:p>
              </table:table-cell>
              <table:table-cell office:value-type="float" office:value="1.924007">
                <text:p>1.924007</text:p>
              </table:table-cell>
              <table:table-cell office:value-type="float" office:value="3.401954">
                <text:p>3.401954</text:p>
              </table:table-cell>
              <table:table-cell office:value-type="float" office:value="8.958942">
                <text:p>8.958942</text:p>
              </table:table-cell>
              <table:table-cell office:value-type="float" office:value="15.827345">
                <text:p>15.827345</text:p>
              </table:table-cell>
              <table:table-cell office:value-type="float" office:value="18.009448">
                <text:p>18.009448</text:p>
              </table:table-cell>
              <table:table-cell office:value-type="float" office:value="18.794723">
                <text:p>18.7947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5cm" svg:height="8.98cm" xlink:href=".." xlink:type="simple" chart:class="chart:line" chart:style-name="ch1">
        <chart:title svg:x="6.925cm" svg:y="0.315cm" chart:style-name="ch2">
          <text:p>Efficiency</text:p>
        </chart:title>
        <chart:legend chart:legend-position="end" svg:x="13.89cm" svg:y="2.606cm" style:legend-expansion="high" chart:style-name="ch3"/>
        <chart:plot-area chart:style-name="ch4" table:cell-range-address="Sheet1.H50:Sheet1.O56" chart:data-source-has-labels="both" svg:x="1.357cm" svg:y="1.631cm" svg:width="11.895cm" svg:height="6.162cm">
          <chartooo:coordinate-region svg:x="2.084cm" svg:y="1.844cm" svg:width="10.981cm" svg:height="5.276cm"/>
          <chart:axis chart:dimension="x" chart:name="primary-x" chart:style-name="ch5" chartooo:axis-type="auto">
            <chartooo:date-scale/>
            <chart:title svg:x="6.215cm" svg:y="7.973cm" chart:style-name="ch6">
              <text:p>No of Threads</text:p>
            </chart:title>
            <chart:categories table:cell-range-address="Sheet1.H51:Sheet1.H56"/>
          </chart:axis>
          <chart:axis chart:dimension="y" chart:name="primary-y" chart:style-name="ch5">
            <chart:title svg:x="0.451cm" svg:y="5.444cm" chart:style-name="ch7">
              <text:p>Efficiency</text:p>
            </chart:title>
            <chart:grid chart:style-name="ch8" chart:class="major"/>
          </chart:axis>
          <chart:series chart:style-name="ch9" chart:values-cell-range-address="Sheet1.I51:Sheet1.I56" chart:label-cell-address="Sheet1.I50:Sheet1.I50" chart:class="chart:line">
            <chart:data-point chart:repeated="6"/>
          </chart:series>
          <chart:series chart:style-name="ch10" chart:values-cell-range-address="Sheet1.J51:Sheet1.J56" chart:label-cell-address="Sheet1.J50:Sheet1.J50" chart:class="chart:line">
            <chart:data-point chart:repeated="6"/>
          </chart:series>
          <chart:series chart:style-name="ch11" chart:values-cell-range-address="Sheet1.K51:Sheet1.K56" chart:label-cell-address="Sheet1.K50:Sheet1.K50" chart:class="chart:line">
            <chart:data-point chart:repeated="6"/>
          </chart:series>
          <chart:series chart:style-name="ch12" chart:values-cell-range-address="Sheet1.L51:Sheet1.L56" chart:label-cell-address="Sheet1.L50:Sheet1.L50" chart:class="chart:line">
            <chart:data-point chart:repeated="6"/>
          </chart:series>
          <chart:series chart:style-name="ch13" chart:values-cell-range-address="Sheet1.M51:Sheet1.M56" chart:label-cell-address="Sheet1.M50:Sheet1.M50" chart:class="chart:line">
            <chart:data-point chart:repeated="6"/>
          </chart:series>
          <chart:series chart:style-name="ch14" chart:values-cell-range-address="Sheet1.N51:Sheet1.N56" chart:label-cell-address="Sheet1.N50:Sheet1.N50" chart:class="chart:line">
            <chart:data-point chart:repeated="6"/>
          </chart:series>
          <chart:series chart:style-name="ch15" chart:values-cell-range-address="Sheet1.O51:Sheet1.O56" chart:label-cell-address="Sheet1.O50:Sheet1.O50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Sheet1.I50:Sheet1.I50</svg:desc>
                </draw:g>
              </table:table-cell>
              <table:table-cell office:value-type="string">
                <text:p>50</text:p>
                <draw:g>
                  <svg:desc>Sheet1.J50:Sheet1.J50</svg:desc>
                </draw:g>
              </table:table-cell>
              <table:table-cell office:value-type="string">
                <text:p>100</text:p>
                <draw:g>
                  <svg:desc>Sheet1.K50:Sheet1.K50</svg:desc>
                </draw:g>
              </table:table-cell>
              <table:table-cell office:value-type="string">
                <text:p>200</text:p>
                <draw:g>
                  <svg:desc>Sheet1.L50:Sheet1.L50</svg:desc>
                </draw:g>
              </table:table-cell>
              <table:table-cell office:value-type="string">
                <text:p>500</text:p>
                <draw:g>
                  <svg:desc>Sheet1.M50:Sheet1.M50</svg:desc>
                </draw:g>
              </table:table-cell>
              <table:table-cell office:value-type="string">
                <text:p>750</text:p>
                <draw:g>
                  <svg:desc>Sheet1.N50:Sheet1.N50</svg:desc>
                </draw:g>
              </table:table-cell>
              <table:table-cell office:value-type="string">
                <text:p>1000</text:p>
                <draw:g>
                  <svg:desc>Sheet1.O50:Sheet1.O50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H51:Sheet1.H56</svg:desc>
                </draw:g>
              </table:table-cell>
              <table:table-cell office:value-type="float" office:value="0.490114">
                <text:p>0.490114</text:p>
                <draw:g>
                  <svg:desc>Sheet1.I51:Sheet1.I56</svg:desc>
                </draw:g>
              </table:table-cell>
              <table:table-cell office:value-type="float" office:value="0.884412">
                <text:p>0.884412</text:p>
                <draw:g>
                  <svg:desc>Sheet1.J51:Sheet1.J56</svg:desc>
                </draw:g>
              </table:table-cell>
              <table:table-cell office:value-type="float" office:value="0.970548">
                <text:p>0.970548</text:p>
                <draw:g>
                  <svg:desc>Sheet1.K51:Sheet1.K56</svg:desc>
                </draw:g>
              </table:table-cell>
              <table:table-cell office:value-type="float" office:value="0.991285">
                <text:p>0.991285</text:p>
                <draw:g>
                  <svg:desc>Sheet1.L51:Sheet1.L56</svg:desc>
                </draw:g>
              </table:table-cell>
              <table:table-cell office:value-type="float" office:value="0.998017">
                <text:p>0.998017</text:p>
                <draw:g>
                  <svg:desc>Sheet1.M51:Sheet1.M56</svg:desc>
                </draw:g>
              </table:table-cell>
              <table:table-cell office:value-type="float" office:value="0.997659">
                <text:p>0.997659</text:p>
                <draw:g>
                  <svg:desc>Sheet1.N51:Sheet1.N56</svg:desc>
                </draw:g>
              </table:table-cell>
              <table:table-cell office:value-type="float" office:value="0.998993">
                <text:p>0.998993</text:p>
                <draw:g>
                  <svg:desc>Sheet1.O51:Sheet1.O56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47346">
                <text:p>0.347346</text:p>
              </table:table-cell>
              <table:table-cell office:value-type="float" office:value="0.79663">
                <text:p>0.79663</text:p>
              </table:table-cell>
              <table:table-cell office:value-type="float" office:value="0.935858">
                <text:p>0.935858</text:p>
              </table:table-cell>
              <table:table-cell office:value-type="float" office:value="0.974969">
                <text:p>0.974969</text:p>
              </table:table-cell>
              <table:table-cell office:value-type="float" office:value="0.974969">
                <text:p>0.974969</text:p>
              </table:table-cell>
              <table:table-cell office:value-type="float" office:value="0.986854">
                <text:p>0.986854</text:p>
              </table:table-cell>
              <table:table-cell office:value-type="float" office:value="0.988449">
                <text:p>0.98844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88038">
                <text:p>0.188038</text:p>
              </table:table-cell>
              <table:table-cell office:value-type="float" office:value="0.601223">
                <text:p>0.601223</text:p>
              </table:table-cell>
              <table:table-cell office:value-type="float" office:value="0.871826">
                <text:p>0.871826</text:p>
              </table:table-cell>
              <table:table-cell office:value-type="float" office:value="0.948956">
                <text:p>0.948956</text:p>
              </table:table-cell>
              <table:table-cell office:value-type="float" office:value="0.975678">
                <text:p>0.975678</text:p>
              </table:table-cell>
              <table:table-cell office:value-type="float" office:value="0.981956">
                <text:p>0.981956</text:p>
              </table:table-cell>
              <table:table-cell office:value-type="float" office:value="0.985088">
                <text:p>0.9850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9488">
                <text:p>0.069488</text:p>
              </table:table-cell>
              <table:table-cell office:value-type="float" office:value="0.309829">
                <text:p>0.309829</text:p>
              </table:table-cell>
              <table:table-cell office:value-type="float" office:value="0.650106">
                <text:p>0.650106</text:p>
              </table:table-cell>
              <table:table-cell office:value-type="float" office:value="0.870891">
                <text:p>0.870891</text:p>
              </table:table-cell>
              <table:table-cell office:value-type="float" office:value="0.955362">
                <text:p>0.955362</text:p>
              </table:table-cell>
              <table:table-cell office:value-type="float" office:value="0.972095">
                <text:p>0.972095</text:p>
              </table:table-cell>
              <table:table-cell office:value-type="float" office:value="0.979352">
                <text:p>0.9793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1347">
                <text:p>0.031347</text:p>
              </table:table-cell>
              <table:table-cell office:value-type="float" office:value="0.159884">
                <text:p>0.159884</text:p>
              </table:table-cell>
              <table:table-cell office:value-type="float" office:value="0.416331">
                <text:p>0.416331</text:p>
              </table:table-cell>
              <table:table-cell office:value-type="float" office:value="0.753493">
                <text:p>0.753493</text:p>
              </table:table-cell>
              <table:table-cell office:value-type="float" office:value="0.876563">
                <text:p>0.876563</text:p>
              </table:table-cell>
              <table:table-cell office:value-type="float" office:value="0.954683">
                <text:p>0.954683</text:p>
              </table:table-cell>
              <table:table-cell office:value-type="float" office:value="0.970808">
                <text:p>0.97080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10113">
                <text:p>0.010113</text:p>
              </table:table-cell>
              <table:table-cell office:value-type="float" office:value="0.060125">
                <text:p>0.060125</text:p>
              </table:table-cell>
              <table:table-cell office:value-type="float" office:value="0.106311">
                <text:p>0.106311</text:p>
              </table:table-cell>
              <table:table-cell office:value-type="float" office:value="0.279967">
                <text:p>0.279967</text:p>
              </table:table-cell>
              <table:table-cell office:value-type="float" office:value="0.494605">
                <text:p>0.494605</text:p>
              </table:table-cell>
              <table:table-cell office:value-type="float" office:value="0.562795">
                <text:p>0.562795</text:p>
              </table:table-cell>
              <table:table-cell office:value-type="float" office:value="0.587335">
                <text:p>0.587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5cm" svg:height="8.98cm" xlink:href=".." xlink:type="simple" chart:class="chart:line" chart:style-name="ch1">
        <chart:title svg:x="6.964cm" svg:y="0.315cm" chart:style-name="ch2">
          <text:p>Karp-Flatt</text:p>
        </chart:title>
        <chart:legend chart:legend-position="end" svg:x="13.89cm" svg:y="2.606cm" style:legend-expansion="high" chart:style-name="ch3"/>
        <chart:plot-area chart:style-name="ch4" table:cell-range-address="Sheet1.H61:Sheet1.O67" chart:data-source-has-labels="both" svg:x="1.357cm" svg:y="1.631cm" svg:width="11.895cm" svg:height="6.162cm">
          <chartooo:coordinate-region svg:x="2.084cm" svg:y="1.843cm" svg:width="10.981cm" svg:height="5.277cm"/>
          <chart:axis chart:dimension="x" chart:name="primary-x" chart:style-name="ch5" chartooo:axis-type="auto">
            <chartooo:date-scale/>
            <chart:title svg:x="6.215cm" svg:y="7.973cm" chart:style-name="ch6">
              <text:p>No of Threads</text:p>
            </chart:title>
            <chart:categories table:cell-range-address="Sheet1.H62:Sheet1.H67"/>
          </chart:axis>
          <chart:axis chart:dimension="y" chart:name="primary-y" chart:style-name="ch5">
            <chart:title svg:x="0.451cm" svg:y="5.47cm" chart:style-name="ch7">
              <text:p>Karp-Flatt</text:p>
            </chart:title>
            <chart:grid chart:style-name="ch8" chart:class="major"/>
          </chart:axis>
          <chart:series chart:style-name="ch9" chart:values-cell-range-address="Sheet1.I62:Sheet1.I67" chart:label-cell-address="Sheet1.I61:Sheet1.I61" chart:class="chart:line">
            <chart:data-point chart:repeated="6"/>
          </chart:series>
          <chart:series chart:style-name="ch10" chart:values-cell-range-address="Sheet1.J62:Sheet1.J67" chart:label-cell-address="Sheet1.J61:Sheet1.J61" chart:class="chart:line">
            <chart:data-point chart:repeated="6"/>
          </chart:series>
          <chart:series chart:style-name="ch11" chart:values-cell-range-address="Sheet1.K62:Sheet1.K67" chart:label-cell-address="Sheet1.K61:Sheet1.K61" chart:class="chart:line">
            <chart:data-point chart:repeated="6"/>
          </chart:series>
          <chart:series chart:style-name="ch12" chart:values-cell-range-address="Sheet1.L62:Sheet1.L67" chart:label-cell-address="Sheet1.L61:Sheet1.L61" chart:class="chart:line">
            <chart:data-point chart:repeated="6"/>
          </chart:series>
          <chart:series chart:style-name="ch13" chart:values-cell-range-address="Sheet1.M62:Sheet1.M67" chart:label-cell-address="Sheet1.M61:Sheet1.M61" chart:class="chart:line">
            <chart:data-point chart:repeated="6"/>
          </chart:series>
          <chart:series chart:style-name="ch14" chart:values-cell-range-address="Sheet1.N62:Sheet1.N67" chart:label-cell-address="Sheet1.N61:Sheet1.N61" chart:class="chart:line">
            <chart:data-point chart:repeated="6"/>
          </chart:series>
          <chart:series chart:style-name="ch15" chart:values-cell-range-address="Sheet1.O62:Sheet1.O67" chart:label-cell-address="Sheet1.O61:Sheet1.O61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Sheet1.I61:Sheet1.I61</svg:desc>
                </draw:g>
              </table:table-cell>
              <table:table-cell office:value-type="string">
                <text:p>50</text:p>
                <draw:g>
                  <svg:desc>Sheet1.J61:Sheet1.J61</svg:desc>
                </draw:g>
              </table:table-cell>
              <table:table-cell office:value-type="string">
                <text:p>100</text:p>
                <draw:g>
                  <svg:desc>Sheet1.K61:Sheet1.K61</svg:desc>
                </draw:g>
              </table:table-cell>
              <table:table-cell office:value-type="string">
                <text:p>200</text:p>
                <draw:g>
                  <svg:desc>Sheet1.L61:Sheet1.L61</svg:desc>
                </draw:g>
              </table:table-cell>
              <table:table-cell office:value-type="string">
                <text:p>500</text:p>
                <draw:g>
                  <svg:desc>Sheet1.M61:Sheet1.M61</svg:desc>
                </draw:g>
              </table:table-cell>
              <table:table-cell office:value-type="string">
                <text:p>750</text:p>
                <draw:g>
                  <svg:desc>Sheet1.N61:Sheet1.N61</svg:desc>
                </draw:g>
              </table:table-cell>
              <table:table-cell office:value-type="string">
                <text:p>1000</text:p>
                <draw:g>
                  <svg:desc>Sheet1.O61:Sheet1.O6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H62:Sheet1.H67</svg:desc>
                </draw:g>
              </table:table-cell>
              <table:table-cell office:value-type="float" office:value="1.040341">
                <text:p>1.040341</text:p>
                <draw:g>
                  <svg:desc>Sheet1.I62:Sheet1.I67</svg:desc>
                </draw:g>
              </table:table-cell>
              <table:table-cell office:value-type="float" office:value="0.130694">
                <text:p>0.130694</text:p>
                <draw:g>
                  <svg:desc>Sheet1.J62:Sheet1.J67</svg:desc>
                </draw:g>
              </table:table-cell>
              <table:table-cell office:value-type="float" office:value="0.030346">
                <text:p>0.030346</text:p>
                <draw:g>
                  <svg:desc>Sheet1.K62:Sheet1.K67</svg:desc>
                </draw:g>
              </table:table-cell>
              <table:table-cell office:value-type="float" office:value="0.008792">
                <text:p>0.008792</text:p>
                <draw:g>
                  <svg:desc>Sheet1.L62:Sheet1.L67</svg:desc>
                </draw:g>
              </table:table-cell>
              <table:table-cell office:value-type="float" office:value="0.001987">
                <text:p>0.001987</text:p>
                <draw:g>
                  <svg:desc>Sheet1.M62:Sheet1.M67</svg:desc>
                </draw:g>
              </table:table-cell>
              <table:table-cell office:value-type="float" office:value="0.002346">
                <text:p>0.002346</text:p>
                <draw:g>
                  <svg:desc>Sheet1.N62:Sheet1.N67</svg:desc>
                </draw:g>
              </table:table-cell>
              <table:table-cell office:value-type="float" office:value="0.001008">
                <text:p>0.001008</text:p>
                <draw:g>
                  <svg:desc>Sheet1.O62:Sheet1.O67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39488">
                <text:p>0.939488</text:p>
              </table:table-cell>
              <table:table-cell office:value-type="float" office:value="0.127644">
                <text:p>0.127644</text:p>
              </table:table-cell>
              <table:table-cell office:value-type="float" office:value="0.034269">
                <text:p>0.034269</text:p>
              </table:table-cell>
              <table:table-cell office:value-type="float" office:value="0.012837">
                <text:p>0.012837</text:p>
              </table:table-cell>
              <table:table-cell office:value-type="float" office:value="0.008577">
                <text:p>0.008577</text:p>
              </table:table-cell>
              <table:table-cell office:value-type="float" office:value="0.006661">
                <text:p>0.006661</text:p>
              </table:table-cell>
              <table:table-cell office:value-type="float" office:value="0.005843">
                <text:p>0.0058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079519">
                <text:p>1.079519</text:p>
              </table:table-cell>
              <table:table-cell office:value-type="float" office:value="0.165819">
                <text:p>0.165819</text:p>
              </table:table-cell>
              <table:table-cell office:value-type="float" office:value="0.036754">
                <text:p>0.036754</text:p>
              </table:table-cell>
              <table:table-cell office:value-type="float" office:value="0.013447">
                <text:p>0.013447</text:p>
              </table:table-cell>
              <table:table-cell office:value-type="float" office:value="0.006232">
                <text:p>0.006232</text:p>
              </table:table-cell>
              <table:table-cell office:value-type="float" office:value="0.004594">
                <text:p>0.004594</text:p>
              </table:table-cell>
              <table:table-cell office:value-type="float" office:value="0.003784">
                <text:p>0.0037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87889">
                <text:p>1.487889</text:p>
              </table:table-cell>
              <table:table-cell office:value-type="float" office:value="0.247509">
                <text:p>0.247509</text:p>
              </table:table-cell>
              <table:table-cell office:value-type="float" office:value="0.059801">
                <text:p>0.059801</text:p>
              </table:table-cell>
              <table:table-cell office:value-type="float" office:value="0.016472">
                <text:p>0.016472</text:p>
              </table:table-cell>
              <table:table-cell office:value-type="float" office:value="0.005191">
                <text:p>0.005191</text:p>
              </table:table-cell>
              <table:table-cell office:value-type="float" office:value="0.00319">
                <text:p>0.00319</text:p>
              </table:table-cell>
              <table:table-cell office:value-type="float" office:value="0.002343">
                <text:p>0.0023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060047">
                <text:p>2.060047</text:p>
              </table:table-cell>
              <table:table-cell office:value-type="float" office:value="0.350301">
                <text:p>0.350301</text:p>
              </table:table-cell>
              <table:table-cell office:value-type="float" office:value="0.093462">
                <text:p>0.093462</text:p>
              </table:table-cell>
              <table:table-cell office:value-type="float" office:value="0.02181">
                <text:p>0.02181</text:p>
              </table:table-cell>
              <table:table-cell office:value-type="float" office:value="0.009388">
                <text:p>0.009388</text:p>
              </table:table-cell>
              <table:table-cell office:value-type="float" office:value="0.003165">
                <text:p>0.003165</text:p>
              </table:table-cell>
              <table:table-cell office:value-type="float" office:value="0.002005">
                <text:p>0.0020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157411">
                <text:p>3.157411</text:p>
              </table:table-cell>
              <table:table-cell office:value-type="float" office:value="0.504257">
                <text:p>0.504257</text:p>
              </table:table-cell>
              <table:table-cell office:value-type="float" office:value="0.271173">
                <text:p>0.271173</text:p>
              </table:table-cell>
              <table:table-cell office:value-type="float" office:value="0.082963">
                <text:p>0.082963</text:p>
              </table:table-cell>
              <table:table-cell office:value-type="float" office:value="0.032962">
                <text:p>0.032962</text:p>
              </table:table-cell>
              <table:table-cell office:value-type="float" office:value="0.02506">
                <text:p>0.02506</text:p>
              </table:table-cell>
              <table:table-cell office:value-type="float" office:value="0.022665">
                <text:p>0.0226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77cm" svg:y="0.316cm" chart:style-name="ch2">
          <text:p>Karp-Flatt</text:p>
        </chart:title>
        <chart:legend chart:legend-position="end" svg:x="13.915cm" svg:y="3.14cm" style:legend-expansion="high" chart:style-name="ch3"/>
        <chart:plot-area chart:style-name="ch4" table:cell-range-address="Sheet1.J73:Sheet1.O79" chart:data-source-has-labels="both" svg:x="1.358cm" svg:y="1.635cm" svg:width="11.917cm" svg:height="6.177cm">
          <chartooo:coordinate-region svg:x="2.27cm" svg:y="1.848cm" svg:width="10.818cm" svg:height="5.291cm"/>
          <chart:axis chart:dimension="x" chart:name="primary-x" chart:style-name="ch5" chartooo:axis-type="auto">
            <chartooo:date-scale/>
            <chart:title svg:x="6.227cm" svg:y="7.993cm" chart:style-name="ch6">
              <text:p>No of Threads</text:p>
            </chart:title>
            <chart:categories table:cell-range-address="Sheet1.J74:Sheet1.J79"/>
          </chart:axis>
          <chart:axis chart:dimension="y" chart:name="primary-y" chart:style-name="ch5">
            <chart:title svg:x="0.451cm" svg:y="5.481cm" chart:style-name="ch7">
              <text:p>Karp-Flatt</text:p>
            </chart:title>
            <chart:grid chart:style-name="ch8" chart:class="major"/>
          </chart:axis>
          <chart:series chart:style-name="ch9" chart:values-cell-range-address="Sheet1.K74:Sheet1.K79" chart:label-cell-address="Sheet1.K73:Sheet1.K73" chart:class="chart:line">
            <chart:data-point chart:repeated="6"/>
          </chart:series>
          <chart:series chart:style-name="ch10" chart:values-cell-range-address="Sheet1.L74:Sheet1.L79" chart:label-cell-address="Sheet1.L73:Sheet1.L73" chart:class="chart:line">
            <chart:data-point chart:repeated="6"/>
          </chart:series>
          <chart:series chart:style-name="ch11" chart:values-cell-range-address="Sheet1.M74:Sheet1.M79" chart:label-cell-address="Sheet1.M73:Sheet1.M73" chart:class="chart:line">
            <chart:data-point chart:repeated="6"/>
          </chart:series>
          <chart:series chart:style-name="ch12" chart:values-cell-range-address="Sheet1.N74:Sheet1.N79" chart:label-cell-address="Sheet1.N73:Sheet1.N73" chart:class="chart:line">
            <chart:data-point chart:repeated="6"/>
          </chart:series>
          <chart:series chart:style-name="ch13" chart:values-cell-range-address="Sheet1.O74:Sheet1.O79" chart:label-cell-address="Sheet1.O73:Sheet1.O73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Sheet1.K73:Sheet1.K73</svg:desc>
                </draw:g>
              </table:table-cell>
              <table:table-cell office:value-type="string">
                <text:p>200</text:p>
                <draw:g>
                  <svg:desc>Sheet1.L73:Sheet1.L73</svg:desc>
                </draw:g>
              </table:table-cell>
              <table:table-cell office:value-type="string">
                <text:p>500</text:p>
                <draw:g>
                  <svg:desc>Sheet1.M73:Sheet1.M73</svg:desc>
                </draw:g>
              </table:table-cell>
              <table:table-cell office:value-type="string">
                <text:p>750</text:p>
                <draw:g>
                  <svg:desc>Sheet1.N73:Sheet1.N73</svg:desc>
                </draw:g>
              </table:table-cell>
              <table:table-cell office:value-type="string">
                <text:p>1000</text:p>
                <draw:g>
                  <svg:desc>Sheet1.O73:Sheet1.O7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J74:Sheet1.J79</svg:desc>
                </draw:g>
              </table:table-cell>
              <table:table-cell office:value-type="float" office:value="0.030346">
                <text:p>0.030346</text:p>
                <draw:g>
                  <svg:desc>Sheet1.K74:Sheet1.K79</svg:desc>
                </draw:g>
              </table:table-cell>
              <table:table-cell office:value-type="float" office:value="0.008792">
                <text:p>0.008792</text:p>
                <draw:g>
                  <svg:desc>Sheet1.L74:Sheet1.L79</svg:desc>
                </draw:g>
              </table:table-cell>
              <table:table-cell office:value-type="float" office:value="0.001987">
                <text:p>0.001987</text:p>
                <draw:g>
                  <svg:desc>Sheet1.M74:Sheet1.M79</svg:desc>
                </draw:g>
              </table:table-cell>
              <table:table-cell office:value-type="float" office:value="0.002346">
                <text:p>0.002346</text:p>
                <draw:g>
                  <svg:desc>Sheet1.N74:Sheet1.N79</svg:desc>
                </draw:g>
              </table:table-cell>
              <table:table-cell office:value-type="float" office:value="0.001008">
                <text:p>0.001008</text:p>
                <draw:g>
                  <svg:desc>Sheet1.O74:Sheet1.O79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34269">
                <text:p>0.034269</text:p>
              </table:table-cell>
              <table:table-cell office:value-type="float" office:value="0.012837">
                <text:p>0.012837</text:p>
              </table:table-cell>
              <table:table-cell office:value-type="float" office:value="0.008577">
                <text:p>0.008577</text:p>
              </table:table-cell>
              <table:table-cell office:value-type="float" office:value="0.006661">
                <text:p>0.006661</text:p>
              </table:table-cell>
              <table:table-cell office:value-type="float" office:value="0.005843">
                <text:p>0.0058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6754">
                <text:p>0.036754</text:p>
              </table:table-cell>
              <table:table-cell office:value-type="float" office:value="0.013447">
                <text:p>0.013447</text:p>
              </table:table-cell>
              <table:table-cell office:value-type="float" office:value="0.006232">
                <text:p>0.006232</text:p>
              </table:table-cell>
              <table:table-cell office:value-type="float" office:value="0.004594">
                <text:p>0.004594</text:p>
              </table:table-cell>
              <table:table-cell office:value-type="float" office:value="0.003784">
                <text:p>0.0037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9801">
                <text:p>0.059801</text:p>
              </table:table-cell>
              <table:table-cell office:value-type="float" office:value="0.016472">
                <text:p>0.016472</text:p>
              </table:table-cell>
              <table:table-cell office:value-type="float" office:value="0.005191">
                <text:p>0.005191</text:p>
              </table:table-cell>
              <table:table-cell office:value-type="float" office:value="0.00319">
                <text:p>0.00319</text:p>
              </table:table-cell>
              <table:table-cell office:value-type="float" office:value="0.002343">
                <text:p>0.0023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3462">
                <text:p>0.093462</text:p>
              </table:table-cell>
              <table:table-cell office:value-type="float" office:value="0.02181">
                <text:p>0.02181</text:p>
              </table:table-cell>
              <table:table-cell office:value-type="float" office:value="0.009388">
                <text:p>0.009388</text:p>
              </table:table-cell>
              <table:table-cell office:value-type="float" office:value="0.003165">
                <text:p>0.003165</text:p>
              </table:table-cell>
              <table:table-cell office:value-type="float" office:value="0.002005">
                <text:p>0.0020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71173">
                <text:p>0.271173</text:p>
              </table:table-cell>
              <table:table-cell office:value-type="float" office:value="0.082963">
                <text:p>0.082963</text:p>
              </table:table-cell>
              <table:table-cell office:value-type="float" office:value="0.032962">
                <text:p>0.032962</text:p>
              </table:table-cell>
              <table:table-cell office:value-type="float" office:value="0.02506">
                <text:p>0.02506</text:p>
              </table:table-cell>
              <table:table-cell office:value-type="float" office:value="0.022665">
                <text:p>0.0226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